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344cm" svg:y="0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8-01-19T10:16:39.335850110</dc:date>
    <meta:editing-duration>PT3H27M23S</meta:editing-duration>
    <meta:editing-cycles>40</meta:editing-cycles>
    <meta:generator>LibreOffice/5.1.6.2$Linux_X86_64 LibreOffice_project/10m0$Build-2</meta:generator>
    <meta:document-statistic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2.036cm" svg:y="0.185cm" style:legend-expansion="wide" chart:style-name="ch2"/>
        <chart:plot-area chart:style-name="ch3" chart:data-source-has-labels="both" svg:x="1.751cm" svg:y="1.232cm" svg:width="20.202cm" svg:height="11.706cm">
          <chartooo:coordinate-region svg:x="2.716cm" svg:y="1.511cm" svg:width="18.878cm" svg:height="10.621cm"/>
          <chart:axis chart:dimension="x" chart:name="primary-x" chart:style-name="ch4" chartooo:axis-type="auto">
            <chart:title svg:x="11.009cm" svg:y="13.228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325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series chart:style-name="ch11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ossRec, k=20</text:p>
              </table:table-cell>
              <table:table-cell office:value-type="string">
                <text:p/>
              </table:table-cell>
              <table:table-cell office:value-type="string">
                <text:p>LibRec, k=20</text:p>
              </table:table-cell>
              <table:table-cell office:value-type="string">
                <text:p/>
              </table:table-cell>
              <table:table-cell office:value-type="string">
                <text:p>LibRec, k=10</text:p>
              </table:table-cell>
              <table:table-cell office:value-type="string">
                <text:p/>
              </table:table-cell>
              <table:table-cell office:value-type="string">
                <text:p>CrossRec, k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691335509848">
                <text:p>0.105691335509848</text:p>
              </table:table-cell>
              <table:table-cell office:value-type="float" office:value="0.825">
                <text:p>0.825</text:p>
              </table:table-cell>
              <table:table-cell office:value-type="float" office:value="0.0957313029689513">
                <text:p>0.0957313029689513</text:p>
              </table:table-cell>
              <table:table-cell office:value-type="float" office:value="0.75">
                <text:p>0.75</text:p>
              </table:table-cell>
              <table:table-cell office:value-type="float" office:value="0.0893314242858065">
                <text:p>0.0893314242858065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105889748208261">
                <text:p>0.105889748208261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5887062295987">
                <text:p>0.155887062295987</text:p>
              </table:table-cell>
              <table:table-cell office:value-type="float" office:value="0.625">
                <text:p>0.625</text:p>
              </table:table-cell>
              <table:table-cell office:value-type="float" office:value="0.123698032760226">
                <text:p>0.123698032760226</text:p>
              </table:table-cell>
              <table:table-cell office:value-type="float" office:value="0.5">
                <text:p>0.5</text:p>
              </table:table-cell>
              <table:table-cell office:value-type="float" office:value="0.116698257438082">
                <text:p>0.116698257438082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154603993512918">
                <text:p>0.15460399351291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036007395912">
                <text:p>0.196036007395912</text:p>
              </table:table-cell>
              <table:table-cell office:value-type="float" office:value="0.525">
                <text:p>0.525</text:p>
              </table:table-cell>
              <table:table-cell office:value-type="float" office:value="0.140250497568141">
                <text:p>0.140250497568141</text:p>
              </table:table-cell>
              <table:table-cell office:value-type="float" office:value="0.386111111111112">
                <text:p>0.386111111111112</text:p>
              </table:table-cell>
              <table:table-cell office:value-type="float" office:value="0.146972344814868">
                <text:p>0.146972344814868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190856457631593">
                <text:p>0.19085645763159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6808006357587">
                <text:p>0.22680800635758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59327352426246">
                <text:p>0.159327352426246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164420763997356">
                <text:p>0.164420763997356</text:p>
              </table:table-cell>
              <table:table-cell office:value-type="float" office:value="0.3375">
                <text:p>0.3375</text:p>
              </table:table-cell>
              <table:table-cell office:value-type="float" office:value="0.22343793731985">
                <text:p>0.22343793731985</text:p>
              </table:table-cell>
              <table:table-cell office:value-type="float" office:value="0.454166666666667">
                <text:p>0.45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574375499473">
                <text:p>0.253574375499473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176897607938016">
                <text:p>0.176897607938016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183857985523393">
                <text:p>0.183857985523393</text:p>
              </table:table-cell>
              <table:table-cell office:value-type="float" office:value="0.3">
                <text:p>0.3</text:p>
              </table:table-cell>
              <table:table-cell office:value-type="float" office:value="0.245848427105935">
                <text:p>0.245848427105935</text:p>
              </table:table-cell>
              <table:table-cell office:value-type="float" office:value="0.408333333333333">
                <text:p>0.40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19395507016">
                <text:p>0.26719395507016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202428613901007">
                <text:p>0.20242861390100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05700367678276">
                <text:p>0.20570036767827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63730115367364">
                <text:p>0.263730115367364</text:p>
              </table:table-cell>
              <table:table-cell office:value-type="float" office:value="0.373611111111111">
                <text:p>0.3736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3274511164324">
                <text:p>0.283274511164324</text:p>
              </table:table-cell>
              <table:table-cell office:value-type="float" office:value="0.354761904761905">
                <text:p>0.354761904761905</text:p>
              </table:table-cell>
              <table:table-cell office:value-type="float" office:value="0.217887352287377">
                <text:p>0.217887352287377</text:p>
              </table:table-cell>
              <table:table-cell office:value-type="float" office:value="0.254761904761904">
                <text:p>0.254761904761904</text:p>
              </table:table-cell>
              <table:table-cell office:value-type="float" office:value="0.228708641994116">
                <text:p>0.228708641994116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76037964734969">
                <text:p>0.276037964734969</text:p>
              </table:table-cell>
              <table:table-cell office:value-type="float" office:value="0.34047619047619">
                <text:p>0.34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4278577107033">
                <text:p>0.304278577107033</text:p>
              </table:table-cell>
              <table:table-cell office:value-type="float" office:value="0.336458333333333">
                <text:p>0.336458333333333</text:p>
              </table:table-cell>
              <table:table-cell office:value-type="float" office:value="0.231066132099831">
                <text:p>0.231066132099831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249395940352983">
                <text:p>0.249395940352983</text:p>
              </table:table-cell>
              <table:table-cell office:value-type="float" office:value="0.251041666666667">
                <text:p>0.251041666666667</text:p>
              </table:table-cell>
              <table:table-cell office:value-type="float" office:value="0.298612380999464">
                <text:p>0.298612380999464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700590104574">
                <text:p>0.314700590104574</text:p>
              </table:table-cell>
              <table:table-cell office:value-type="float" office:value="0.312962962962963">
                <text:p>0.312962962962963</text:p>
              </table:table-cell>
              <table:table-cell office:value-type="float" office:value="0.24947943176313">
                <text:p>0.24947943176313</text:p>
              </table:table-cell>
              <table:table-cell office:value-type="float" office:value="0.227777777777777">
                <text:p>0.227777777777777</text:p>
              </table:table-cell>
              <table:table-cell office:value-type="float" office:value="0.260293009042234">
                <text:p>0.260293009042234</text:p>
              </table:table-cell>
              <table:table-cell office:value-type="float" office:value="0.235185185185185">
                <text:p>0.235185185185185</text:p>
              </table:table-cell>
              <table:table-cell office:value-type="float" office:value="0.315714854990546">
                <text:p>0.315714854990546</text:p>
              </table:table-cell>
              <table:table-cell office:value-type="float" office:value="0.307407407407407">
                <text:p>0.30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687351142128">
                <text:p>0.32687351142128</text:p>
              </table:table-cell>
              <table:table-cell office:value-type="float" office:value="0.294166666666667">
                <text:p>0.294166666666667</text:p>
              </table:table-cell>
              <table:table-cell office:value-type="float" office:value="0.265778712207632">
                <text:p>0.265778712207632</text:p>
              </table:table-cell>
              <table:table-cell office:value-type="float" office:value="0.221666666666667">
                <text:p>0.221666666666667</text:p>
              </table:table-cell>
              <table:table-cell office:value-type="float" office:value="0.269403854104608">
                <text:p>0.269403854104608</text:p>
              </table:table-cell>
              <table:table-cell office:value-type="float" office:value="0.2225">
                <text:p>0.2225</text:p>
              </table:table-cell>
              <table:table-cell office:value-type="float" office:value="0.323387679853432">
                <text:p>0.323387679853432</text:p>
              </table:table-cell>
              <table:table-cell office:value-type="float" office:value="0.289166666666667">
                <text:p>0.2891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3962423418422">
                <text:p>0.343962423418422</text:p>
              </table:table-cell>
              <table:table-cell office:value-type="float" office:value="0.284090909090909">
                <text:p>0.284090909090909</text:p>
              </table:table-cell>
              <table:table-cell office:value-type="float" office:value="0.275794922240289">
                <text:p>0.275794922240289</text:p>
              </table:table-cell>
              <table:table-cell office:value-type="float" office:value="0.210606060606061">
                <text:p>0.210606060606061</text:p>
              </table:table-cell>
              <table:table-cell office:value-type="float" office:value="0.279696938433972">
                <text:p>0.279696938433972</text:p>
              </table:table-cell>
              <table:table-cell office:value-type="float" office:value="0.213636363636364">
                <text:p>0.213636363636364</text:p>
              </table:table-cell>
              <table:table-cell office:value-type="float" office:value="0.333781749604682">
                <text:p>0.333781749604682</text:p>
              </table:table-cell>
              <table:table-cell office:value-type="float" office:value="0.276515151515152">
                <text:p>0.276515151515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752618339648">
                <text:p>0.354752618339648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282359009466204">
                <text:p>0.282359009466204</text:p>
              </table:table-cell>
              <table:table-cell office:value-type="float" office:value="0.2">
                <text:p>0.2</text:p>
              </table:table-cell>
              <table:table-cell office:value-type="float" office:value="0.287585522820718">
                <text:p>0.287585522820718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0.342424628262879">
                <text:p>0.342424628262879</text:p>
              </table:table-cell>
              <table:table-cell office:value-type="float" office:value="0.263194444444444">
                <text:p>0.26319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951795693059">
                <text:p>0.360951795693059</text:p>
              </table:table-cell>
              <table:table-cell office:value-type="float" office:value="0.25576923076923">
                <text:p>0.25576923076923</text:p>
              </table:table-cell>
              <table:table-cell office:value-type="float" office:value="0.295144697102752">
                <text:p>0.295144697102752</text:p>
              </table:table-cell>
              <table:table-cell office:value-type="float" office:value="0.19551282051282">
                <text:p>0.19551282051282</text:p>
              </table:table-cell>
              <table:table-cell office:value-type="float" office:value="0.294693928180719">
                <text:p>0.294693928180719</text:p>
              </table:table-cell>
              <table:table-cell office:value-type="float" office:value="0.19551282051282">
                <text:p>0.19551282051282</text:p>
              </table:table-cell>
              <table:table-cell office:value-type="float" office:value="0.352171736783706">
                <text:p>0.352171736783706</text:p>
              </table:table-cell>
              <table:table-cell office:value-type="float" office:value="0.252564102564102">
                <text:p>0.252564102564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7179516496129">
                <text:p>0.367179516496129</text:p>
              </table:table-cell>
              <table:table-cell office:value-type="float" office:value="0.243452380952381">
                <text:p>0.243452380952381</text:p>
              </table:table-cell>
              <table:table-cell office:value-type="float" office:value="0.304954060873513">
                <text:p>0.304954060873513</text:p>
              </table:table-cell>
              <table:table-cell office:value-type="float" office:value="0.188690476190476">
                <text:p>0.188690476190476</text:p>
              </table:table-cell>
              <table:table-cell office:value-type="float" office:value="0.301992360235182">
                <text:p>0.301992360235182</text:p>
              </table:table-cell>
              <table:table-cell office:value-type="float" office:value="0.188095238095238">
                <text:p>0.188095238095238</text:p>
              </table:table-cell>
              <table:table-cell office:value-type="float" office:value="0.361657258488074">
                <text:p>0.361657258488074</text:p>
              </table:table-cell>
              <table:table-cell office:value-type="float" office:value="0.242857142857143">
                <text:p>0.24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0792783562215">
                <text:p>0.370792783562215</text:p>
              </table:table-cell>
              <table:table-cell office:value-type="float" office:value="0.231666666666666">
                <text:p>0.231666666666666</text:p>
              </table:table-cell>
              <table:table-cell office:value-type="float" office:value="0.318511568554004">
                <text:p>0.31851156855400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1207115966431">
                <text:p>0.31207115966431</text:p>
              </table:table-cell>
              <table:table-cell office:value-type="float" office:value="0.182777777777778">
                <text:p>0.182777777777778</text:p>
              </table:table-cell>
              <table:table-cell office:value-type="float" office:value="0.369317158354839">
                <text:p>0.369317158354839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7235769051316">
                <text:p>0.377235769051316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32576817317516">
                <text:p>0.32576817317516</text:p>
              </table:table-cell>
              <table:table-cell office:value-type="float" office:value="0.1765625">
                <text:p>0.1765625</text:p>
              </table:table-cell>
              <table:table-cell office:value-type="float" office:value="0.321045140762385">
                <text:p>0.321045140762385</text:p>
              </table:table-cell>
              <table:table-cell office:value-type="float" office:value="0.178645833333333">
                <text:p>0.178645833333333</text:p>
              </table:table-cell>
              <table:table-cell office:value-type="float" office:value="0.37542608993252">
                <text:p>0.37542608993252</text:p>
              </table:table-cell>
              <table:table-cell office:value-type="float" office:value="0.2234375">
                <text:p>0.22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6368314746362">
                <text:p>0.386368314746362</text:p>
              </table:table-cell>
              <table:table-cell office:value-type="float" office:value="0.215196078431372">
                <text:p>0.215196078431372</text:p>
              </table:table-cell>
              <table:table-cell office:value-type="float" office:value="0.334544845759399">
                <text:p>0.334544845759399</text:p>
              </table:table-cell>
              <table:table-cell office:value-type="float" office:value="0.17156862745098">
                <text:p>0.17156862745098</text:p>
              </table:table-cell>
              <table:table-cell office:value-type="float" office:value="0.326456153733882">
                <text:p>0.326456153733882</text:p>
              </table:table-cell>
              <table:table-cell office:value-type="float" office:value="0.171078431372549">
                <text:p>0.171078431372549</text:p>
              </table:table-cell>
              <table:table-cell office:value-type="float" office:value="0.381140784105095">
                <text:p>0.381140784105095</text:p>
              </table:table-cell>
              <table:table-cell office:value-type="float" office:value="0.214705882352941">
                <text:p>0.214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4111194146213">
                <text:p>0.394111194146213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0.344256746226329">
                <text:p>0.344256746226329</text:p>
              </table:table-cell>
              <table:table-cell office:value-type="float" office:value="0.168055555555555">
                <text:p>0.168055555555555</text:p>
              </table:table-cell>
              <table:table-cell office:value-type="float" office:value="0.329444009146352">
                <text:p>0.329444009146352</text:p>
              </table:table-cell>
              <table:table-cell office:value-type="float" office:value="0.164351851851852">
                <text:p>0.164351851851852</text:p>
              </table:table-cell>
              <table:table-cell office:value-type="float" office:value="0.387840848024425">
                <text:p>0.387840848024425</text:p>
              </table:table-cell>
              <table:table-cell office:value-type="float" office:value="0.20787037037037">
                <text:p>0.20787037037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2412802924698">
                <text:p>0.402412802924698</text:p>
              </table:table-cell>
              <table:table-cell office:value-type="float" office:value="0.205263157894737">
                <text:p>0.205263157894737</text:p>
              </table:table-cell>
              <table:table-cell office:value-type="float" office:value="0.352033104759345">
                <text:p>0.352033104759345</text:p>
              </table:table-cell>
              <table:table-cell office:value-type="float" office:value="0.164035087719298">
                <text:p>0.164035087719298</text:p>
              </table:table-cell>
              <table:table-cell office:value-type="float" office:value="0.34343664644062">
                <text:p>0.34343664644062</text:p>
              </table:table-cell>
              <table:table-cell office:value-type="float" office:value="0.160964912280702">
                <text:p>0.160964912280702</text:p>
              </table:table-cell>
              <table:table-cell office:value-type="float" office:value="0.392417084955876">
                <text:p>0.392417084955876</text:p>
              </table:table-cell>
              <table:table-cell office:value-type="float" office:value="0.200877192982456">
                <text:p>0.200877192982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8573342015787">
                <text:p>0.408573342015787</text:p>
              </table:table-cell>
              <table:table-cell office:value-type="float" office:value="0.199166666666667">
                <text:p>0.199166666666667</text:p>
              </table:table-cell>
              <table:table-cell office:value-type="float" office:value="0.354935668562644">
                <text:p>0.354935668562644</text:p>
              </table:table-cell>
              <table:table-cell office:value-type="float" office:value="0.157916666666667">
                <text:p>0.157916666666667</text:p>
              </table:table-cell>
              <table:table-cell office:value-type="float" office:value="0.35020087485926">
                <text:p>0.35020087485926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397445301254473">
                <text:p>0.397445301254473</text:p>
              </table:table-cell>
              <table:table-cell office:value-type="float" office:value="0.194166666666667">
                <text:p>0.194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2333170066828">
                <text:p>0.412333170066828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360241387065826">
                <text:p>0.360241387065826</text:p>
              </table:table-cell>
              <table:table-cell office:value-type="float" office:value="0.153174603174603">
                <text:p>0.153174603174603</text:p>
              </table:table-cell>
              <table:table-cell office:value-type="float" office:value="0.357904799021518">
                <text:p>0.357904799021518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0.401412018458482">
                <text:p>0.401412018458482</text:p>
              </table:table-cell>
              <table:table-cell office:value-type="float" office:value="0.188095238095238">
                <text:p>0.188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169141467803">
                <text:p>0.4169141467803</text:p>
              </table:table-cell>
              <table:table-cell office:value-type="float" office:value="0.1875">
                <text:p>0.1875</text:p>
              </table:table-cell>
              <table:table-cell office:value-type="float" office:value="0.369818114723871">
                <text:p>0.369818114723871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364344418429887">
                <text:p>0.364344418429887</text:p>
              </table:table-cell>
              <table:table-cell office:value-type="float" office:value="0.148484848484849">
                <text:p>0.148484848484849</text:p>
              </table:table-cell>
              <table:table-cell office:value-type="float" office:value="0.405832037097251">
                <text:p>0.405832037097251</text:p>
              </table:table-cell>
              <table:table-cell office:value-type="float" office:value="0.18219696969697">
                <text:p>0.18219696969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2065821086386">
                <text:p>0.422065821086386</text:p>
              </table:table-cell>
              <table:table-cell office:value-type="float" office:value="0.182971014492754">
                <text:p>0.182971014492754</text:p>
              </table:table-cell>
              <table:table-cell office:value-type="float" office:value="0.374321098407404">
                <text:p>0.374321098407404</text:p>
              </table:table-cell>
              <table:table-cell office:value-type="float" office:value="0.147463768115942">
                <text:p>0.147463768115942</text:p>
              </table:table-cell>
              <table:table-cell office:value-type="float" office:value="0.370091096403811">
                <text:p>0.370091096403811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0.409666077574656">
                <text:p>0.409666077574656</text:p>
              </table:table-cell>
              <table:table-cell office:value-type="float" office:value="0.177536231884058">
                <text:p>0.177536231884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5012357490803">
                <text:p>0.425012357490803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379042604821861">
                <text:p>0.379042604821861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0.373147586511931">
                <text:p>0.373147586511931</text:p>
              </table:table-cell>
              <table:table-cell office:value-type="float" office:value="0.140972222222222">
                <text:p>0.140972222222222</text:p>
              </table:table-cell>
              <table:table-cell office:value-type="float" office:value="0.414506955811916">
                <text:p>0.414506955811916</text:p>
              </table:table-cell>
              <table:table-cell office:value-type="float" office:value="0.172569444444444">
                <text:p>0.172569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1758691505922">
                <text:p>0.431758691505922</text:p>
              </table:table-cell>
              <table:table-cell office:value-type="float" office:value="0.174">
                <text:p>0.174</text:p>
              </table:table-cell>
              <table:table-cell office:value-type="float" office:value="0.382562484996153">
                <text:p>0.382562484996153</text:p>
              </table:table-cell>
              <table:table-cell office:value-type="float" office:value="0.140333333333333">
                <text:p>0.140333333333333</text:p>
              </table:table-cell>
              <table:table-cell office:value-type="float" office:value="0.378212823132895">
                <text:p>0.378212823132895</text:p>
              </table:table-cell>
              <table:table-cell office:value-type="float" office:value="0.137333333333333">
                <text:p>0.137333333333333</text:p>
              </table:table-cell>
              <table:table-cell office:value-type="float" office:value="0.415050369936825">
                <text:p>0.41505036993682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4159251946681">
                <text:p>0.434159251946681</text:p>
              </table:table-cell>
              <table:table-cell office:value-type="float" office:value="0.169551282051282">
                <text:p>0.169551282051282</text:p>
              </table:table-cell>
              <table:table-cell office:value-type="float" office:value="0.388967399526067">
                <text:p>0.388967399526067</text:p>
              </table:table-cell>
              <table:table-cell office:value-type="float" office:value="0.1375">
                <text:p>0.1375</text:p>
              </table:table-cell>
              <table:table-cell office:value-type="float" office:value="0.383692028704013">
                <text:p>0.383692028704013</text:p>
              </table:table-cell>
              <table:table-cell office:value-type="float" office:value="0.134935897435897">
                <text:p>0.134935897435897</text:p>
              </table:table-cell>
              <table:table-cell office:value-type="float" office:value="0.419452892857712">
                <text:p>0.419452892857712</text:p>
              </table:table-cell>
              <table:table-cell office:value-type="float" office:value="0.163461538461538">
                <text:p>0.16346153846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153221380592">
                <text:p>0.44153221380592</text:p>
              </table:table-cell>
              <table:table-cell office:value-type="float" office:value="0.167283950617284">
                <text:p>0.167283950617284</text:p>
              </table:table-cell>
              <table:table-cell office:value-type="float" office:value="0.39409514830805">
                <text:p>0.39409514830805</text:p>
              </table:table-cell>
              <table:table-cell office:value-type="float" office:value="0.134567901234568">
                <text:p>0.134567901234568</text:p>
              </table:table-cell>
              <table:table-cell office:value-type="float" office:value="0.389215943446677">
                <text:p>0.389215943446677</text:p>
              </table:table-cell>
              <table:table-cell office:value-type="float" office:value="0.132407407407407">
                <text:p>0.132407407407407</text:p>
              </table:table-cell>
              <table:table-cell office:value-type="float" office:value="0.422077451940605">
                <text:p>0.422077451940605</text:p>
              </table:table-cell>
              <table:table-cell office:value-type="float" office:value="0.159259259259259">
                <text:p>0.15925925925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0908341150797">
                <text:p>0.450908341150797</text:p>
              </table:table-cell>
              <table:table-cell office:value-type="float" office:value="0.164880952380952">
                <text:p>0.164880952380952</text:p>
              </table:table-cell>
              <table:table-cell office:value-type="float" office:value="0.396590991131711">
                <text:p>0.396590991131711</text:p>
              </table:table-cell>
              <table:table-cell office:value-type="float" office:value="0.13125">
                <text:p>0.13125</text:p>
              </table:table-cell>
              <table:table-cell office:value-type="float" office:value="0.394656035308338">
                <text:p>0.394656035308338</text:p>
              </table:table-cell>
              <table:table-cell office:value-type="float" office:value="0.130059523809524">
                <text:p>0.130059523809524</text:p>
              </table:table-cell>
              <table:table-cell office:value-type="float" office:value="0.42476150186972">
                <text:p>0.42476150186972</text:p>
              </table:table-cell>
              <table:table-cell office:value-type="float" office:value="0.155059523809524">
                <text:p>0.155059523809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5740173971761">
                <text:p>0.455740173971761</text:p>
              </table:table-cell>
              <table:table-cell office:value-type="float" office:value="0.161494252873563">
                <text:p>0.161494252873563</text:p>
              </table:table-cell>
              <table:table-cell office:value-type="float" office:value="0.399903922702591">
                <text:p>0.399903922702591</text:p>
              </table:table-cell>
              <table:table-cell office:value-type="float" office:value="0.128735632183908">
                <text:p>0.128735632183908</text:p>
              </table:table-cell>
              <table:table-cell office:value-type="float" office:value="0.397138674197227">
                <text:p>0.397138674197227</text:p>
              </table:table-cell>
              <table:table-cell office:value-type="float" office:value="0.126436781609196">
                <text:p>0.126436781609196</text:p>
              </table:table-cell>
              <table:table-cell office:value-type="float" office:value="0.426243810070778">
                <text:p>0.426243810070778</text:p>
              </table:table-cell>
              <table:table-cell office:value-type="float" office:value="0.150862068965517">
                <text:p>0.150862068965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1976553249354">
                <text:p>0.461976553249354</text:p>
              </table:table-cell>
              <table:table-cell office:value-type="float" office:value="0.159166666666667">
                <text:p>0.159166666666667</text:p>
              </table:table-cell>
              <table:table-cell office:value-type="float" office:value="0.403837162665242">
                <text:p>0.403837162665242</text:p>
              </table:table-cell>
              <table:table-cell office:value-type="float" office:value="0.125833333333333">
                <text:p>0.125833333333333</text:p>
              </table:table-cell>
              <table:table-cell office:value-type="float" office:value="0.399382416180552">
                <text:p>0.399382416180552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0.429582638657769">
                <text:p>0.429582638657769</text:p>
              </table:table-cell>
              <table:table-cell office:value-type="float" office:value="0.147222222222222">
                <text:p>0.147222222222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